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table-cell-properties style:vertical-align="automatic"/>
      <style:text-properties style:font-name="Arial1" style:font-name-asian="Arial1" style:font-name-complex="Arial1" fo:font-weight="bold" style:font-weight-asian="bold" style:font-weight-complex="bold"/>
    </style:style>
    <style:style style:name="ce4" style:family="table-cell" style:parent-style-name="Default" style:data-style-name="N19">
      <style:table-cell-properties style:vertical-align="automatic"/>
    </style:style>
    <style:style style:name="ce5" style:family="table-cell" style:parent-style-name="Default" style:data-style-name="N0">
      <style:table-cell-properties style:vertical-align="automatic" fo:wrap-option="wrap"/>
      <style:text-properties style:font-name="Arial1" style:font-name-asian="Arial1" style:font-name-complex="Arial1"/>
    </style:style>
    <style:style style:name="ce6" style:family="table-cell" style:parent-style-name="Default" style:data-style-name="N0">
      <style:table-cell-properties style:vertical-align="automatic"/>
    </style:style>
    <style:style style:name="ce7" style:family="table-cell" style:parent-style-name="Default" style:data-style-name="N30">
      <style:table-cell-properties style:vertical-align="automatic" fo:background-color="#C6EFCE" style:repeat-content="false"/>
      <style:paragraph-properties fo:text-align="end" fo:margin-right="0cm"/>
      <style:text-properties fo:color="#006100" style:font-name="Arial1" style:font-name-asian="Arial1" style:font-name-complex="Arial1" fo:font-size="11pt" style:font-size-asian="11pt" style:font-size-complex="11pt"/>
    </style:style>
    <style:style style:name="ce8" style:family="table-cell" style:parent-style-name="Default" style:data-style-name="N37">
      <style:table-cell-properties style:vertical-align="automatic"/>
    </style:style>
    <style:style style:name="ce9" style:family="table-cell" style:parent-style-name="Default" style:data-style-name="N0">
      <style:table-cell-properties style:vertical-align="automatic"/>
      <style:text-properties fo:color="#0000FF" style:text-underline-style="solid" style:text-underline-type="single"/>
    </style:style>
    <style:style style:name="ce10" style:family="table-cell" style:parent-style-name="Default" style:data-style-name="N36">
      <style:table-cell-properties style:vertical-align="automatic"/>
    </style:style>
    <style:style style:name="ce11" style:family="table-cell" style:parent-style-name="Default" style:data-style-name="N0">
      <style:table-cell-properties style:vertical-align="automatic" fo:wrap-option="wrap" style:repeat-content="false"/>
      <style:paragraph-properties fo:text-align="start" fo:margin-left="0cm"/>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37"/>
    <style:style style:name="ce14" style:family="table-cell" style:parent-style-name="Default" style:data-style-name="N36"/>
    <style:style style:name="ce15" style:family="table-cell" style:parent-style-name="Default" style:data-style-name="N38"/>
    <style:style style:name="ce16" style:family="table-cell" style:parent-style-name="Default" style:data-style-name="N36">
      <style:table-cell-properties style:vertical-align="automatic" fo:wrap-option="wrap"/>
    </style:style>
    <style:style style:name="ce17" style:family="table-cell" style:parent-style-name="Default" style:data-style-name="N30">
      <style:table-cell-properties style:vertical-align="automatic" fo:wrap-option="wrap" fo:background-color="#FFF5CE" style:repeat-content="false"/>
      <style:paragraph-properties fo:text-align="end" fo:margin-right="0cm"/>
      <style:text-properties fo:color="#C9211E" style:font-name="Arial1" style:font-name-asian="Arial1" style:font-name-complex="Arial1" fo:font-size="11pt" style:font-size-asian="11pt" style:font-size-complex="11pt"/>
    </style:style>
    <style:style style:name="ce18" style:family="table-cell" style:parent-style-name="Default" style:data-style-name="N19"/>
    <style:style style:name="co1" style:family="table-column">
      <style:table-column-properties fo:break-before="auto" style:column-width="2.46944444444444cm"/>
    </style:style>
    <style:style style:name="co2" style:family="table-column">
      <style:table-column-properties fo:break-before="auto" style:column-width="7.63763888888889cm"/>
    </style:style>
    <style:style style:name="co3" style:family="table-column">
      <style:table-column-properties fo:break-before="auto" style:column-width="5.46805555555556cm"/>
    </style:style>
    <style:style style:name="co4" style:family="table-column">
      <style:table-column-properties fo:break-before="auto" style:column-width="4.69194444444445cm"/>
    </style:style>
    <style:style style:name="co5" style:family="table-column">
      <style:table-column-properties fo:break-before="auto" style:column-width="6.52638888888889cm"/>
    </style:style>
    <style:style style:name="co6" style:family="table-column">
      <style:table-column-properties fo:break-before="auto" style:column-width="1.69333333333333cm"/>
    </style:style>
    <style:style style:name="ro1" style:family="table-row">
      <style:table-row-properties style:row-height="13pt" style:use-optimal-row-height="true" fo:break-before="auto"/>
    </style:style>
    <style:style style:name="ro2" style:family="table-row">
      <style:table-row-properties style:row-height="51.75pt" style:use-optimal-row-height="false" fo:break-before="auto"/>
    </style:style>
    <style:style style:name="ro3" style:family="table-row">
      <style:table-row-properties style:row-height="79.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83pt" style:use-optimal-row-height="false" fo:break-before="auto"/>
    </style:style>
    <style:style style:name="ro6" style:family="table-row">
      <style:table-row-properties style:row-height="68pt" style:use-optimal-row-height="false" fo:break-before="auto"/>
    </style:style>
    <style:style style:name="ro7" style:family="table-row">
      <style:table-row-properties style:row-height="70.5pt" style:use-optimal-row-height="false" fo:break-before="auto"/>
    </style:style>
    <style:style style:name="ro8" style:family="table-row">
      <style:table-row-properties style:row-height="120.5pt" style:use-optimal-row-height="false" fo:break-before="auto"/>
    </style:style>
    <style:style style:name="ro9" style:family="table-row">
      <style:table-row-properties style:row-height="86pt" style:use-optimal-row-height="false" fo:break-before="auto"/>
    </style:style>
    <style:style style:name="ro10" style:family="table-row">
      <style:table-row-properties style:row-height="89.5pt" style:use-optimal-row-height="false" fo:break-before="auto"/>
    </style:style>
    <style:style style:name="ro11" style:family="table-row">
      <style:table-row-properties style:row-height="67pt" style:use-optimal-row-height="false" fo:break-before="auto"/>
    </style:style>
    <style:style style:name="ro12" style:family="table-row">
      <style:table-row-properties style:row-height="80pt" style:use-optimal-row-height="false" fo:break-before="auto"/>
    </style:style>
    <style:style style:name="ro13" style:family="table-row">
      <style:table-row-properties style:row-height="90.5pt" style:use-optimal-row-height="false" fo:break-before="auto"/>
    </style:style>
    <style:style style:name="ro14" style:family="table-row">
      <style:table-row-properties style:row-height="116pt" style:use-optimal-row-height="false" fo:break-before="auto"/>
    </style:style>
    <style:style style:name="ro15" style:family="table-row">
      <style:table-row-properties style:row-height="130pt" style:use-optimal-row-height="false" fo:break-before="auto"/>
    </style:style>
    <style:style style:name="ro16"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19" table:default-cell-style-name="ce1"/>
        <table:table-column table:style-name="co6" table:number-columns-repeated="15360" table:default-cell-style-name="ce1"/>
        <table:table-row table:style-name="ro1">
          <table:table-cell office:value-type="string" table:style-name="ce2">
            <text:p>DATE</text:p>
          </table:table-cell>
          <table:table-cell office:value-type="string" table:style-name="ce2">
            <text:p>SUMMARY</text:p>
          </table:table-cell>
          <table:table-cell office:value-type="string" table:style-name="ce2">
            <text:p>TO-DO</text:p>
          </table:table-cell>
          <table:table-cell office:value-type="string" table:style-name="ce2">
            <text:p>Attended</text:p>
          </table:table-cell>
          <table:table-cell office:value-type="string" table:style-name="ce3">
            <text:p>Length</text:p>
          </table:table-cell>
          <table:table-cell office:value-type="string" table:style-name="ce2">
            <text:p>Links &amp; Docs</text:p>
          </table:table-cell>
          <table:table-cell table:number-columns-repeated="16378"/>
        </table:table-row>
        <table:table-row table:style-name="ro2">
          <table:table-cell office:value-type="date" office:date-value="2022-09-30T00:00:00" table:style-name="ce4">
            <text:p>30/09/2022</text:p>
          </table:table-cell>
          <table:table-cell office:value-type="string" table:style-name="ce5">
            <text:p>First meeting with the team. Discussed the list of projects and shortlisted our top 10 choices. <text:s/>We also procured our more desirable top 3 that we would like to bid for.</text:p>
          </table:table-cell>
          <table:table-cell office:value-type="string" table:style-name="ce6">
            <text:p>Start drafting CVs</text:p>
          </table:table-cell>
          <table:table-cell office:value-type="string" table:style-name="ce7">
            <text:p>07/07</text:p>
          </table:table-cell>
          <table:table-cell office:value-type="time" office:time-value="PT1H30M0S" table:style-name="ce8">
            <text:p>01:30:00</text:p>
          </table:table-cell>
          <table:table-cell office:value-type="string" table:style-name="ce9">
            <text:p><text:a xlink:href="https://imgur.com/a/1QSYfvk">Shortlist</text:a></text:p>
          </table:table-cell>
          <table:table-cell table:number-columns-repeated="16378"/>
        </table:table-row>
        <table:table-row table:style-name="ro3">
          <table:table-cell office:value-type="date" office:date-value="2022-10-06T00:00:00" table:style-name="ce10">
            <text:p>06/10/22</text:p>
          </table:table-cell>
          <table:table-cell office:value-type="string" table:style-name="ce11">
            <text:p>We attended the lab to discuss the allocation of EOI documents for the projects we have chosen. We chose Alfie to do Smart Receipts, Vishal to do Find AR, and Olly to do Stock Exchange. This will likely change as we understand more on what work needs to be done from the 10/06/22 lecture on EOI.</text:p>
          </table:table-cell>
          <table:table-cell office:value-type="string" table:style-name="ce12">
            <text:p>Draft out the EOI documents for the meeting on 12/10/22. Each team member to list out their applicable skills for each projec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4">
          <table:table-cell office:value-type="date" office:date-value="2022-10-07T00:00:00" table:style-name="ce14">
            <text:p>07/10/22</text:p>
          </table:table-cell>
          <table:table-cell office:value-type="string" table:style-name="ce12">
            <text:p>We attended the team workshop, and learnt better teamwork and communication skills.</text:p>
          </table:table-cell>
          <table:table-cell table:style-name="ce1"/>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5">
          <table:table-cell office:value-type="date" office:date-value="2022-10-11T00:00:00" table:style-name="ce14">
            <text:p>11/10/22</text:p>
          </table:table-cell>
          <table:table-cell office:value-type="string" table:style-name="ce12">
            <text:p>We reassigned the EOIs to subteams and are to be done in the week. Each subteam will assign a team member to write up a certain part of the EOI, such as analysis or motivation.</text:p>
          </table:table-cell>
          <table:table-cell office:value-type="string" table:style-name="ce12">
            <text:p>Draft the EOI documents for this week, preferably by thursday</text:p>
          </table:table-cell>
          <table:table-cell office:value-type="string" table:style-name="ce7">
            <text:p>07/07</text:p>
          </table:table-cell>
          <table:table-cell office:value-type="time" office:time-value="PT0H45M0S" table:style-name="ce15">
            <text:p>00:45:00</text:p>
          </table:table-cell>
          <table:table-cell table:number-columns-repeated="16379" table:style-name="ce1"/>
        </table:table-row>
        <table:table-row table:style-name="ro6">
          <table:table-cell office:value-type="date" office:date-value="2022-10-12T00:00:00" table:style-name="ce14">
            <text:p>12/10/22</text:p>
          </table:table-cell>
          <table:table-cell office:value-type="string" table:style-name="ce12">
            <text:p>We confirmed what each subteam has created for their EOIs, and then worked on connecting the separated eoi parts together to form a cohesive document for each project. This was partially completed in the 2 hours.</text:p>
          </table:table-cell>
          <table:table-cell office:value-type="string" table:style-name="ce16">
            <text:p>Finish the EOI document for the next meeting</text:p>
          </table:table-cell>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7">
          <table:table-cell office:value-type="date" office:date-value="2022-10-14T00:00:00" table:style-name="ce14">
            <text:p>14/10/22</text:p>
          </table:table-cell>
          <table:table-cell office:value-type="string" table:style-name="ce12">
            <text:p>We peer-reviewed the finished EOIs of each sub-team, fixing any grammar mistakes and accepting ideas from the whole team to reach an agreed upon eoi. We then confirmed that each subteam will create slides and a rough script to follow for the pitches.</text:p>
          </table:table-cell>
          <table:table-cell office:value-type="string" table:style-name="ce12">
            <text:p>Create pitch slides and script by Sunday.</text:p>
          </table:table-cell>
          <table:table-cell office:value-type="string" table:style-name="ce17">
            <text:p>06/07, Oliver missing</text:p>
          </table:table-cell>
          <table:table-cell office:value-type="time" office:time-value="PT1H0M0S" table:style-name="ce13">
            <text:p>01:00:00</text:p>
          </table:table-cell>
          <table:table-cell table:number-columns-repeated="16379" table:style-name="ce1"/>
        </table:table-row>
        <table:table-row table:style-name="ro8">
          <table:table-cell office:value-type="date" office:date-value="2022-10-17T00:00:00" table:style-name="ce18">
            <text:p>17/10/2022</text:p>
          </table:table-cell>
          <table:table-cell office:value-type="string" table:style-name="ce12">
            <text:p>We analysed the progress of each subteam. The script for Smart Receipts was completed, slides nearly done. Script for Find AR was in progress to be put together, and the slides were done. Slides for Stocks were mostly done in the meeting, and the script was in need of some work. We deemed it possible to finish the material on sunday, and record the videos on monday.</text:p>
          </table:table-cell>
          <table:table-cell office:value-type="string" table:style-name="ce12">
            <text:p>Finish Pitch slides and scripts by Sunday. Record Pitch Videos on Monday afternoon</text:p>
          </table:table-cell>
          <table:table-cell office:value-type="string" table:style-name="ce17">
            <text:p>06/07, Alex Missing due to Parol Service</text:p>
          </table:table-cell>
          <table:table-cell office:value-type="time" office:time-value="PT1H30M0S" table:style-name="ce13">
            <text:p>01:30:00</text:p>
          </table:table-cell>
          <table:table-cell table:number-columns-repeated="16379" table:style-name="ce1"/>
        </table:table-row>
        <table:table-row table:style-name="ro9">
          <table:table-cell office:value-type="date" office:date-value="2022-10-27T00:00:00" table:style-name="ce18">
            <text:p>27/10/2022</text:p>
          </table:table-cell>
          <table:table-cell office:value-type="string" table:style-name="ce12">
            <text:p>We created some general user stories with a trello board, more of the form of epics/themes to be split up later. We also created personal trello boards for IBM skills.</text:p>
          </table:table-cell>
          <table:table-cell office:value-type="string" table:style-name="ce12">
            <text:p>Finish splitting user stories to a doable form for 2/11/2022 in our meeting with IBM</text:p>
          </table:table-cell>
          <table:table-cell office:value-type="string" table:style-name="ce17">
            <text:p>06/07, Oliver missing</text:p>
          </table:table-cell>
          <table:table-cell office:value-type="time" office:time-value="PT2H0M0S" table:style-name="ce13">
            <text:p>02:00:00</text:p>
          </table:table-cell>
          <table:table-cell table:number-columns-repeated="16379" table:style-name="ce1"/>
        </table:table-row>
        <table:table-row table:style-name="ro10">
          <table:table-cell office:value-type="date" office:date-value="2022-11-01T00:00:00" table:style-name="ce18">
            <text:p>01/11/2022</text:p>
          </table:table-cell>
          <table:table-cell office:value-type="string" table:style-name="ce12">
            <text:p>We created the story maps for each of our three themes. These story maps split up our initial large user stories (themes) into epics and their user stories that can be done in a 2 week sprint.</text:p>
          </table:table-cell>
          <table:table-cell office:value-type="string" table:style-name="ce12">
            <text:p>Finish the "Manage tags" Story Map</text:p>
          </table:table-cell>
          <table:table-cell office:value-type="string" table:style-name="ce17">
            <text:p>04/07, Oliver, Alex, Aidan missing. Aidan stated he wouldn't make it.</text:p>
          </table:table-cell>
          <table:table-cell office:value-type="time" office:time-value="PT1H45M0S" table:style-name="ce13">
            <text:p>01:45:00</text:p>
          </table:table-cell>
          <table:table-cell table:number-columns-repeated="16379" table:style-name="ce1"/>
        </table:table-row>
        <table:table-row table:style-name="ro11">
          <table:table-cell office:value-type="date" office:date-value="2022-11-02T00:00:00" table:style-name="ce18">
            <text:p>02/11/2022</text:p>
          </table:table-cell>
          <table:table-cell office:value-type="string" table:style-name="ce12">
            <text:p>We had a meeting with our industry sponsor to clear some confusion on project requirements. We discussed using IBM services, and found some differences in our interpretation.</text:p>
          </table:table-cell>
          <table:table-cell office:value-type="string" table:style-name="ce12">
            <text:p>Edit Story maps, and create a MoSCoW analysis list.</text:p>
          </table:table-cell>
          <table:table-cell office:value-type="string" table:style-name="ce7">
            <text:p>07/07</text:p>
          </table:table-cell>
          <table:table-cell office:value-type="time" office:time-value="PT0H30M0S" table:style-name="ce13">
            <text:p>00:30:00</text:p>
          </table:table-cell>
          <table:table-cell table:number-columns-repeated="16379" table:style-name="ce1"/>
        </table:table-row>
        <table:table-row table:style-name="ro7">
          <table:table-cell office:value-type="date" office:date-value="2022-11-09T00:00:00" table:style-name="ce18">
            <text:p>09/11/2022</text:p>
          </table:table-cell>
          <table:table-cell office:value-type="string" table:style-name="ce12">
            <text:p>This meeting had the primary goal of assigning sub teams and beginning a sprint. We also discussed how to approach the interim report, and that everyone was clear on our user stories and the general plan. We decided to do a half-sprint to set-up the basic website, database, and research/design an AR solution.<text:s/></text:p>
          </table:table-cell>
          <table:table-cell office:value-type="string" table:style-name="ce12">
            <text:p>Finish Trello user story assignments, and add research/findings/testing to Interim Draft in gi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9">
          <table:table-cell office:value-type="date" office:date-value="2022-11-17T00:00:00" table:style-name="ce18">
            <text:p>17/11/2022</text:p>
          </table:table-cell>
          <table:table-cell office:value-type="string" table:style-name="ce12">
            <text:p>This was the retrospective of Sprint 1. We went over what everyone achieved, and edited out user-story composition to better outline what we know now. Through this, we assigned the next user stories to do to each sub-team and made sure everyone knew what to do.</text:p>
          </table:table-cell>
          <table:table-cell office:value-type="string" table:style-name="ce12">
            <text:p>Finish Sprint 2.</text:p>
          </table:table-cell>
          <table:table-cell office:value-type="string" table:style-name="ce7">
            <text:p>07/07</text:p>
          </table:table-cell>
          <table:table-cell office:value-type="time" office:time-value="PT0H45M0S" table:style-name="ce13">
            <text:p>00:45:00</text:p>
          </table:table-cell>
          <table:table-cell table:number-columns-repeated="16379" table:style-name="ce1"/>
        </table:table-row>
        <table:table-row table:style-name="ro12">
          <table:table-cell office:value-type="date" office:date-value="2022-11-18T00:00:00" table:style-name="ce18">
            <text:p>18/11/2022</text:p>
          </table:table-cell>
          <table:table-cell office:value-type="string" table:style-name="ce12">
            <text:p>Vishal catched up with our client over what we have achieved. He was content with our progress, that being the complete formulation of user stories and what we envision the website to be.</text:p>
          </table:table-cell>
          <table:table-cell table:style-name="ce1"/>
          <table:table-cell office:value-type="string" table:style-name="ce7">
            <text:p>01/01</text:p>
          </table:table-cell>
          <table:table-cell office:value-type="time" office:time-value="PT0H15M0S" table:style-name="ce13">
            <text:p>00:15:00</text:p>
          </table:table-cell>
          <table:table-cell table:number-columns-repeated="16379" table:style-name="ce1"/>
        </table:table-row>
        <table:table-row table:style-name="ro13">
          <table:table-cell office:value-type="date" office:date-value="2022-11-30T00:00:00" table:style-name="ce18">
            <text:p>30/11/2022</text:p>
          </table:table-cell>
          <table:table-cell office:value-type="string" table:style-name="ce12">
            <text:p>This was the retrospective of Sprint 2. We went over the issues we had on this sprint, the main issue being the Server hosting issue due to lacking permissions. We then assigned the Interim report in pieces to everyone, and reassigned the incomplete user stories for a 1 week + 2 day sprint.</text:p>
          </table:table-cell>
          <table:table-cell office:value-type="string" table:style-name="ce12">
            <text:p>Finish Sprint 3.</text:p>
          </table:table-cell>
          <table:table-cell office:value-type="string" table:style-name="ce17">
            <text:p>04/07, Oliver, Alex missing. Vishal stated he wouldn't make it.</text:p>
          </table:table-cell>
          <table:table-cell office:value-type="time" office:time-value="PT0H30M0S" table:style-name="ce13">
            <text:p>00:30:00</text:p>
          </table:table-cell>
          <table:table-cell table:number-columns-repeated="16379" table:style-name="ce1"/>
        </table:table-row>
        <table:table-row table:style-name="ro14">
          <table:table-cell office:value-type="date" office:date-value="2022-12-11T00:00:00" table:style-name="ce18">
            <text:p>11/12/2022</text:p>
          </table:table-cell>
          <table:table-cell office:value-type="string" table:style-name="ce12">
            <text:p>This was a retrospective of Sprint 3. Moreso, it reiterated the point to get the interim report done, and to make sure everyone knows what they were assigned.</text:p>
          </table:table-cell>
          <table:table-cell office:value-type="string" table:style-name="ce12">
            <text:p>Finish Interim Report</text:p>
          </table:table-cell>
          <table:table-cell office:value-type="string" table:style-name="ce17">
            <text:p>06/07, Vishal missing.</text:p>
          </table:table-cell>
          <table:table-cell office:value-type="time" office:time-value="PT0H40M0S" table:style-name="ce13">
            <text:p>00:40:00</text:p>
          </table:table-cell>
          <table:table-cell table:number-columns-repeated="16379" table:style-name="ce1"/>
        </table:table-row>
        <table:table-row table:style-name="ro15">
          <table:table-cell office:value-type="date" office:date-value="2023-01-31T00:00:00" table:style-name="ce18">
            <text:p>31/01/2023</text:p>
          </table:table-cell>
          <table:table-cell office:value-type="string" table:style-name="ce12">
            <text:p>This was a meeting for assignign user stories for Sprint 4, and figuring out and confirming development methods due to IBM's lack of software support. We decided to continue with the Severless Methodology, and Alfie confirmed that everyone understood how to setup a local instance of the server to start development. We then assigned user stories to three teams, for a 1 week sprint.</text:p>
          </table:table-cell>
          <table:table-cell office:value-type="string" table:style-name="ce12">
            <text:p>Finish Sprint 4</text:p>
          </table:table-cell>
          <table:table-cell office:value-type="string" table:style-name="ce7">
            <text:p>07/07</text:p>
          </table:table-cell>
          <table:table-cell office:value-type="time" office:time-value="PT1H30M0S" table:style-name="ce13">
            <text:p>01:30:00</text:p>
          </table:table-cell>
          <table:table-cell table:number-columns-repeated="16379"/>
        </table:table-row>
        <table:table-row table:number-rows-repeated="1048559" table:style-name="ro16">
          <table:table-cell table:number-columns-repeated="16384"/>
        </table:table-row>
      </table:table>
      <table:named-expressions>
        <table:named-range table:name="Date" table:cell-range-address="Sheet1.$A$1:Sheet1.$A$1048576" table:base-cell-address="Sheet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day number:style="long"/>
      <number:text>/</number:text>
      <number:month number:style="long"/>
      <number:text>/</number:text>
      <number:year/>
    </number:date-style>
    <number:time-style style:name="N37">
      <number:hours number:style="long"/>
      <number:text>:</number:text>
      <number:minutes number:style="long"/>
      <number:text>:</number:text>
      <number:seconds number:style="long"/>
    </number:time-style>
    <number:time-style style:name="N38" number:truncate-on-overflow="false">
      <number:hours number:style="long"/>
      <number:text>:</number:text>
      <number:minutes number:style="long"/>
      <number:text>:</number:text>
      <number:seconds number:style="long"/>
    </number:tim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Good" style:display-name="Excel Built-in Good" style:family="table-cell" style:data-style-name="N0">
      <style:table-cell-properties style:vertical-align="automatic" fo:background-color="#C6EFCE"/>
      <style:text-properties fo:color="#006100" style:font-name="Arial1" style:font-name-asian="Arial1" style:font-name-complex="Arial1" fo:font-size="11pt" style:font-size-asian="11pt" style:font-size-complex="11pt"/>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601</meta:generator>
    <dc:creator>Jone</dc:creator>
    <dc:date>2023-01-31T20:20:25Z</dc:date>
    <meta:editing-cycles>3</meta:editing-cycles>
    <meta:editing-duration>PT21062S</meta:editing-duration>
    <meta:user-defined meta:name="AppVersion">16.0300</meta:user-defined>
  </office:meta>
</office:document-meta>
</file>